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ítulo: O Potencial Transformador das Inteligências Artificiais Generativas </text:span></text:p>
      <text:p text:style-name="Text_20_body"><text:span text:style-name="Strong_20_Emphasis">Introdução</text:span></text:p>
      <text:p text:style-name="Text_20_body"><text:span text:style-name="Strong_20_Emphasis"><text:span text:style-name="T1">A Inteligência Artificial (IA) tornou-se um campo fascinante e em constante evolução, com aplicações em diversas áreas, desde diagnósticos médicos até jogos de vídeo. Dentro deste vasto campo, destacam-se as IA generativas, que têm a capacidade de criar novos conteúdos, sejam imagens, músicas, texto ou até mesmo mundos inteiros, sem a intervenção humana direta. Esta introdução visa explorar o fascinante mundo das IA generativas, abordando sua definição, evolução e aplicações atuais e futuras.</text:span></text:span></text:p>
      <text:p text:style-name="Text_20_body"><text:span text:style-name="T1">A IA generativa refere-se a sistemas de intel</text:span>igência artificial capazes de gerar dados que são indistinguíveis dos criados por humanos. Estes sistemas são treinados em grandes conjuntos de dados e aprendem a capturar padrões e características essenciais para produzir novos conteúdos que se assemelham aos originais. Esta capacidade de criação é alcançada através de várias técnicas, incluindo redes neurais generativas (GANs), redes adversárias variacionais (VAEs) e modelos de linguagem.</text:p>
      <text:p text:style-name="Text_20_body">A história da IA generativa remonta às décadas de 1950 e 1960, com os primeiros experimentos em redes neurais artificiais. No entanto, foi apenas nas últimas duas décadas que os avanços tecnológicos significativos permitiram o desenvolvimento de modelos generativos capazes de criar conteúdos de alta qualidade e diversidade. O surgimento das GANs, propostas por Ian Goodfellow e seus colegas em 2014, marcou um marco crucial nesta evolução, permitindo a geração de imagens realistas e convincentes.</text:p>
      <text:p text:style-name="Text_20_body">As aplicações da IA generativa são vastas e variadas. Na indústria de entretenimento, os filmes estão usando IA para criar efeitos especiais impressionantes, enquanto os jogos de vídeo estão gerando mundos virtuais expansivos e dinâmicos. Na área da arte, artistas estão explorando as possibilidades da IA como uma ferramenta criativa, colaborando com algoritmos para produzir música, pinturas e poesia. Além disso, na medicina, a IA generativa está sendo utilizada para criar imagens médicas sintéticas para treinamento de médicos e simulações de cirurgias.</text:p>
      <text:p text:style-name="Text_20_body">Apesar dos benefícios e avanços impressionantes, a IA generativa também levanta preocupações e desafios significativos. Um dos principais desafios é garantir que as IA generativas sejam usadas de forma ética e responsável, evitando a disseminação de conteúdos falsificados ou prejudiciais. Além disso, a questão da propriedade e autoria dos conteúdos gerados por IA levanta preocupações legais e éticas sobre quem deve receber crédito e compensação por essas criações.</text:p>
      <text:p text:style-name="Text_20_body">O futuro da IA generativa é promissor, com potenciais avanços em diversas áreas. Espera-se que os modelos generativos se tornem ainda mais sofisticados, capazes de criar conteúdos cada vez mais complexos e diversificados. Além disso, a integração de IA generativa com outras tecnologias, como realidade virtual e aumentada, promete revolucionar ainda mais a forma como interagimos com o mundo digital. No entanto, é crucial abordar os desafios éticos e regulatórios para garantir que a IA generativa seja usada de maneira responsável e benéfica para a sociedade como um todo.</text:p>
      <text:p text:style-name="Text_20_body"/>
      <text:p text:style-name="Text_20_body"><text:span text:style-name="Strong_20_Emphasis">Acessibilidade da Tecnologia no Uso Cotidiano e seu Potencial</text:span></text:p>
      <text:p text:style-name="Text_20_body"><text:soft-page-break/>No mundo contemporâneo, a tecnologia permeia quase todos os aspectos de nossas vidas. Desde a forma como nos comunicamos até como realizamos tarefas cotidianas, a tecnologia desempenha um papel fundamental. No entanto, sua verdadeira magnitude é revelada quando consideramos seu potencial para promover a acessibilidade no dia a dia. Neste artigo, exploraremos a interseção entre tecnologia e acessibilidade, destacando seu impacto positivo e seu potencial transformador.</text:p>
      <text:p text:style-name="Text_20_body">A acessibilidade tecnológica refere-se à capacidade de os dispositivos, sistemas e plataformas serem utilizados por todas as pessoas, independentemente de suas habilidades físicas ou cognitivas. Em um mundo onde a tecnologia desempenha um papel tão central, a acessibilidade não é apenas desejável, mas essencial para garantir que todos possam participar plenamente da sociedade digital.</text:p>
      <text:p text:style-name="Text_20_body">Para as pessoas com deficiência, a tecnologia acessível pode significar a diferença entre a inclusão e a exclusão. Desde softwares de leitura de tela para pessoas com deficiência visual até controles de voz para aqueles com dificuldades motoras, as inovações tecnológicas têm o poder de nivelar o campo de jogo, permitindo que todos contribuam e se beneficiem da era digital.</text:p>
      <text:p text:style-name="Text_20_body">Além disso, a acessibilidade tecnológica não se limita apenas às pessoas com deficiência. Idosos, crianças, pessoas com baixo nível de alfabetização digital e aqueles que enfrentam barreiras linguísticas também podem se beneficiar significativamente de soluções tecnológicas acessíveis.</text:p>
      <text:p text:style-name="Text_20_body">O potencial transformador da tecnologia acessível é vasto e abrangente. Aqui estão algumas áreas em que a tecnologia está impulsionando mudanças significativas:</text:p>
      <text:list xml:id="list2573526100" text:style-name="L1">
        <text:list-item>
          <text:p text:style-name="P1"><text:span text:style-name="Strong_20_Emphasis">Educação Inclusiva</text:span>: A tecnologia acessível está revolucionando a educação, tornando o aprendizado mais acessível e personalizado. Ferramentas como legendagem automática em vídeos, materiais educacionais digitais acessíveis e softwares de tradução facilitam a participação de todos os alunos, independentemente de suas necessidades específicas.</text:p>
        </text:list-item>
        <text:list-item>
          <text:p text:style-name="P1"><text:span text:style-name="Strong_20_Emphasis">Inovação no Local de Trabalho</text:span>: No ambiente de trabalho, a tecnologia acessível está capacitando pessoas com deficiência a desempenharem papéis importantes em uma variedade de setores. Desde softwares de acessibilidade em computadores até dispositivos de comunicação assistiva, as soluções tecnológicas estão quebrando barreiras e ampliando as oportunidades de emprego para todos.</text:p>
        </text:list-item>
        <text:list-item>
          <text:p text:style-name="P1"><text:span text:style-name="Strong_20_Emphasis">Acessibilidade Urbana e Mobilidade</text:span>: Aplicativos de transporte acessível, sistemas de navegação para pedestres com deficiência visual e dispositivos inteligentes em espaços públicos estão tornando as cidades mais inclusivas e acessíveis para todos os cidadãos, independentemente de suas capacidades.</text:p>
        </text:list-item>
        <text:list-item>
          <text:p text:style-name="P1"><text:span text:style-name="Strong_20_Emphasis">Saúde e Bem-Estar</text:span>: A tecnologia acessível está desempenhando um papel crucial na melhoria da qualidade de vida das pessoas com deficiência e condições médicas crônicas. Desde dispositivos médicos inovadores até aplicativos de saúde personalizados, a tecnologia está capacitando as pessoas a gerenciar melhor sua saúde e bem-estar.</text:p>
        </text:list-item>
      </text:list>
      <text:p text:style-name="Text_20_body">Apesar dos avanços significativos, ainda há desafios a serem enfrentados no campo da acessibilidade tecnológica. Questões como custo, conscientização e padronização continuam a ser obstáculos para <text:soft-page-break/>muitas pessoas em todo o mundo. No entanto, à medida que a tecnologia avança e a conscientização cresce, surgem novas oportunidades para superar esses desafios.</text:p>
      <text:p text:style-name="Text_20_body">Investimentos em pesquisa e desenvolvimento de tecnologia acessível, colaboração entre empresas, governos e organizações da sociedade civil, e a promoção de políticas inclusivas são passos essenciais para impulsionar a acessibilidade tecnológica e garantir que todos possam colher os benefícios da revolução digital.</text:p>
      <text:p text:style-name="Text_20_body"><text:span text:style-name="Strong_20_Emphasis">Exemplos de Utilização</text:span></text:p>
      <text:p text:style-name="Text_20_body">A Inteligência Artificial (IA) tem se firmado como uma das tecnologias mais promissoras e transformadoras do século XXI. Seu impacto abrange uma gama diversificada de setores, desde a saúde até a indústria automotiva, passando pela educação e além. Neste artigo, exploraremos alguns exemplos de como a IA está sendo utilizada em diversos campos, gerando impactos positivos significativos.</text:p>
      <text:p text:style-name="Text_20_body"><text:span text:style-name="Strong_20_Emphasis">1. Saúde</text:span></text:p>
      <text:p text:style-name="Text_20_body">Na área da saúde, a IA está revolucionando a maneira como diagnosticamos e tratamos doenças. Por exemplo, algoritmos de IA estão sendo treinados para analisar imagens médicas, como radiografias e tomografias, identificando padrões e ajudando os médicos a detectar doenças como câncer e doenças cardíacas em estágios mais precoces. Isso não só aumenta as taxas de sobrevivência, mas também reduz os custos de tratamento e os tempos de espera.</text:p>
      <text:p text:style-name="Text_20_body"><text:span text:style-name="Strong_20_Emphasis">2. Educação</text:span></text:p>
      <text:p text:style-name="Text_20_body">Na educação, a IA está personalizando a aprendizagem, adaptando o conteúdo de acordo com o estilo de aprendizagem e o ritmo de cada aluno. Plataformas de ensino online utilizam algoritmos de IA para recomendar recursos educacionais personalizados e identificar áreas em que os alunos podem precisar de mais apoio. Isso ajuda a melhorar o engajamento dos alunos e aumentar os índices de sucesso acadêmico.</text:p>
      <text:p text:style-name="Text_20_body"><text:span text:style-name="Strong_20_Emphasis">3. Mobilidade</text:span></text:p>
      <text:p text:style-name="Text_20_body">Na indústria automotiva, a IA está impulsionando o desenvolvimento de veículos autônomos, que têm o potencial de reduzir drasticamente os acidentes de trânsito causados por erro humano. Algoritmos de IA permitem que esses veículos percebam o ambiente ao seu redor, tomem decisões em tempo real e se adaptem a diferentes condições de tráfego. Isso não só torna as viagens mais seguras, mas também pode torná-las mais eficientes, reduzindo o congestionamento e as emissões de poluentes.</text:p>
      <text:p text:style-name="Text_20_body"><text:span text:style-name="Strong_20_Emphasis">4. Sustentabilidade</text:span></text:p>
      <text:p text:style-name="Text_20_body">Na luta contra as mudanças climáticas, a IA está sendo utilizada para otimizar o uso de recursos naturais e reduzir o desperdício. Por exemplo, algoritmos de IA estão sendo empregados na agricultura para monitorar as condições do solo e das plantações, prever safras e otimizar o uso de água e fertilizantes. Isso não só aumenta a produtividade agrícola, mas também reduz o impacto ambiental da agricultura.</text:p>
      <text:p text:style-name="Text_20_body"><text:span text:style-name="Strong_20_Emphasis">5. Assistência Social</text:span></text:p>
      <text:p text:style-name="Text_20_body"><text:soft-page-break/>Na área da assistência social, a IA está sendo usada para identificar e prevenir situações de risco, como abuso infantil e violência doméstica. Algoritmos de IA analisam grandes volumes de dados, como registros médicos e históricos familiares, para identificar padrões que possam indicar a necessidade de intervenção. Isso ajuda a proteger os mais vulneráveis e a fornecer apoio às famílias quando necessário.</text:p>
      <text:p text:style-name="Text_20_body">Em suma, a Inteligência Artificial está transformando profundamente nossa sociedade, trazendo benefícios tangíveis em uma ampla variedade de áreas. No entanto, é importante abordar questões éticas e garantir que a IA seja utilizada de maneira responsável e inclusiva, para que possamos maximizar seu potencial positivo e minimizar quaisquer impactos negativos.</text:p>
      <text:p text:style-name="Text_20_body"/>
      <text:p text:style-name="Text_20_body"><text:span text:style-name="Strong_20_Emphasis">Conclusão</text:span></text:p>
      <text:p text:style-name="Text_20_body">As IA generativas têm o potencial de transformar profundamente o nosso cotidiano, tornando a tecnologia mais acessível e ampliando as possibilidades criativas em diversas áreas. Ao oferecer soluções inovadoras para problemas complexos e facilitar a criação de conteúdo original, essas tecnologias têm o poder de aumentar a produtividade e impulsionar a inovação em todos os setores da sociedade. No entanto, é importante garantir que essas tecnologias sejam desenvolvidas e utilizadas de forma ética e responsável, para que possamos colher os benefícios sem comprometer os valores fundamentais da humanidade. Com o avanço contínuo da IA generativa e o seu crescente impacto no mundo, é emocionante imaginar o que o futuro nos reserv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0:31:02.094121572</meta:creation-date>
    <dc:date>2024-05-02T22:19:48.739255707</dc:date>
    <meta:editing-duration>PT1H37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35" meta:word-count="1557" meta:character-count="10673" meta:non-whitespace-character-count="9154"/>
  </office:meta>
</office:document-meta>
</file>